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E75D4984C1F53862.png" manifest:media-type="image/png"/>
  <manifest:file-entry manifest:full-path="Pictures/1000020100000780000003B662A17594B709120B.png" manifest:media-type="image/png"/>
  <manifest:file-entry manifest:full-path="Pictures/1000020100000780000003B63A3F9C9F617CE871.png" manifest:media-type="image/png"/>
  <manifest:file-entry manifest:full-path="Pictures/1000020100000780000003B63F2D37185504D5C8.png" manifest:media-type="image/png"/>
  <manifest:file-entry manifest:full-path="Pictures/1000020100000780000003B6B0E62A51386A1A1A.png" manifest:media-type="image/png"/>
  <manifest:file-entry manifest:full-path="Pictures/1000020100000780000003B66928FA030F9800BA.png" manifest:media-type="image/png"/>
  <manifest:file-entry manifest:full-path="Pictures/1000020100000780000003B65F1ACFD293A7DBED.png" manifest:media-type="image/png"/>
  <manifest:file-entry manifest:full-path="Pictures/1000020100000780000003B618577FE8CD12C953.png" manifest:media-type="image/png"/>
  <manifest:file-entry manifest:full-path="Pictures/1000020100000780000003B6E59137501C7FB7B3.png" manifest:media-type="image/png"/>
  <manifest:file-entry manifest:full-path="Pictures/1000020100000780000003B611B4F133891EF8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3a5" officeooo:paragraph-rsid="0019a3a5"/>
    </style:style>
    <style:style style:name="P2" style:family="paragraph" style:parent-style-name="Standard">
      <style:text-properties officeooo:rsid="001abb7b" officeooo:paragraph-rsid="001abb7b"/>
    </style:style>
    <style:style style:name="P3" style:family="paragraph" style:parent-style-name="Standard">
      <style:text-properties officeooo:rsid="001cb87a" officeooo:paragraph-rsid="001cb87a"/>
    </style:style>
    <style:style style:name="P4" style:family="paragraph" style:parent-style-name="Standard">
      <style:text-properties officeooo:rsid="001e4840" officeooo:paragraph-rsid="001e4840"/>
    </style:style>
    <style:style style:name="P5" style:family="paragraph" style:parent-style-name="Standard">
      <style:text-properties officeooo:rsid="001ea057" officeooo:paragraph-rsid="001e4840"/>
    </style:style>
    <style:style style:name="P6" style:family="paragraph" style:parent-style-name="Standard">
      <style:text-properties officeooo:rsid="001ea057" officeooo:paragraph-rsid="001ea057"/>
    </style:style>
    <style:style style:name="P7" style:family="paragraph" style:parent-style-name="Standard">
      <style:text-properties officeooo:rsid="00211492" officeooo:paragraph-rsid="002114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width="17cm" svg:height="8.41cm" draw:z-index="0"><draw:image xlink:href="Pictures/1000020100000780000003B611B4F133891EF8F1.png" xlink:type="simple" xlink:show="embed" xlink:actuate="onLoad" loext:mime-type="image/png"/></draw:frame>a</text:p>
      <text:p text:style-name="P1"><draw:frame draw:style-name="fr1" draw:name="Image2" text:anchor-type="char" svg:width="17cm" svg:height="8.41cm" draw:z-index="1"><draw:image xlink:href="Pictures/1000020100000780000003B6E59137501C7FB7B3.png" xlink:type="simple" xlink:show="embed" xlink:actuate="onLoad" loext:mime-type="image/png"/></draw:frame>a</text:p>
      <text:p text:style-name="P1"><draw:frame draw:style-name="fr1" draw:name="Image3" text:anchor-type="char" svg:width="17cm" svg:height="8.41cm" draw:z-index="2"><draw:image xlink:href="Pictures/1000020100000780000003B618577FE8CD12C953.png" xlink:type="simple" xlink:show="embed" xlink:actuate="onLoad" loext:mime-type="image/png"/></draw:frame><text:soft-page-break/>a</text:p>
      <text:p text:style-name="P1"><draw:frame draw:style-name="fr1" draw:name="Image4" text:anchor-type="char" svg:width="17cm" svg:height="8.41cm" draw:z-index="3"><draw:image xlink:href="Pictures/1000020100000780000003B618577FE8CD12C953.png" xlink:type="simple" xlink:show="embed" xlink:actuate="onLoad" loext:mime-type="image/png"/></draw:frame>a</text:p>
      <text:p text:style-name="P1"/>
      <text:p text:style-name="P2"><draw:frame draw:style-name="fr1" draw:name="Image5" text:anchor-type="char" svg:width="17cm" svg:height="8.41cm" draw:z-index="4"><draw:image xlink:href="Pictures/1000020100000780000003B66928FA030F9800BA.png" xlink:type="simple" xlink:show="embed" xlink:actuate="onLoad" loext:mime-type="image/png"/></draw:frame><text:soft-page-break/>a</text:p>
      <text:p text:style-name="P2"><draw:frame draw:style-name="fr1" draw:name="Image6" text:anchor-type="char" svg:width="17cm" svg:height="8.41cm" draw:z-index="5"><draw:image xlink:href="Pictures/1000020100000780000003B6B0E62A51386A1A1A.png" xlink:type="simple" xlink:show="embed" xlink:actuate="onLoad" loext:mime-type="image/png"/></draw:frame>a</text:p>
      <text:p text:style-name="P3"><draw:frame draw:style-name="fr1" draw:name="Image7" text:anchor-type="char" svg:width="17cm" svg:height="8.41cm" draw:z-index="6"><draw:image xlink:href="Pictures/1000020100000780000003B63F2D37185504D5C8.png" xlink:type="simple" xlink:show="embed" xlink:actuate="onLoad" loext:mime-type="image/png"/></draw:frame><text:soft-page-break/>g</text:p>
      <text:p text:style-name="P3"><draw:frame draw:style-name="fr1" draw:name="Image8" text:anchor-type="char" svg:width="17cm" svg:height="8.41cm" draw:z-index="7"><draw:image xlink:href="Pictures/1000020100000780000003B63F2D37185504D5C8.png" xlink:type="simple" xlink:show="embed" xlink:actuate="onLoad" loext:mime-type="image/png"/></draw:frame>bvjnhfjfc</text:p>
      <text:p text:style-name="P4"><draw:frame draw:style-name="fr1" draw:name="Image9" text:anchor-type="char" svg:width="17cm" svg:height="8.41cm" draw:z-index="8"><draw:image xlink:href="Pictures/1000020100000780000003B65F1ACFD293A7DBED.png" xlink:type="simple" xlink:show="embed" xlink:actuate="onLoad" loext:mime-type="image/png"/></draw:frame><text:soft-page-break/>bhjg</text:p>
      <text:p text:style-name="P4"><draw:frame draw:style-name="fr1" draw:name="Image10" text:anchor-type="char" svg:width="17cm" svg:height="8.41cm" draw:z-index="9"><draw:image xlink:href="Pictures/1000020100000780000003B65F1ACFD293A7DBED.png" xlink:type="simple" xlink:show="embed" xlink:actuate="onLoad" loext:mime-type="image/png"/></draw:frame>chgfhf</text:p>
      <text:p text:style-name="P4"><draw:frame draw:style-name="fr1" draw:name="Image11" text:anchor-type="char" svg:width="17cm" svg:height="8.41cm" draw:z-index="10"><draw:image xlink:href="Pictures/1000020100000780000003B65F1ACFD293A7DBED.png" xlink:type="simple" xlink:show="embed" xlink:actuate="onLoad" loext:mime-type="image/png"/></draw:frame><text:soft-page-break/>vk</text:p>
      <text:p text:style-name="P4"><draw:frame draw:style-name="fr1" draw:name="Image12" text:anchor-type="char" svg:width="17cm" svg:height="8.41cm" draw:z-index="11"><draw:image xlink:href="Pictures/1000020100000780000003B65F1ACFD293A7DBED.png" xlink:type="simple" xlink:show="embed" xlink:actuate="onLoad" loext:mime-type="image/png"/></draw:frame>bcgc</text:p>
      <text:p text:style-name="P4"><draw:frame draw:style-name="fr1" draw:name="Image13" text:anchor-type="char" svg:width="17cm" svg:height="8.41cm" draw:z-index="12"><draw:image xlink:href="Pictures/1000020100000780000003B65F1ACFD293A7DBED.png" xlink:type="simple" xlink:show="embed" xlink:actuate="onLoad" loext:mime-type="image/png"/></draw:frame><text:soft-page-break/>vjhj</text:p>
      <text:p text:style-name="P5"><draw:frame draw:style-name="fr1" draw:name="Image14" text:anchor-type="char" svg:width="17cm" svg:height="8.41cm" draw:z-index="13"><draw:image xlink:href="Pictures/1000020100000780000003B63A3F9C9F617CE871.png" xlink:type="simple" xlink:show="embed" xlink:actuate="onLoad" loext:mime-type="image/png"/></draw:frame>ngchgj</text:p>
      <text:p text:style-name="P6"><draw:frame draw:style-name="fr1" draw:name="Image15" text:anchor-type="char" svg:width="17cm" svg:height="8.41cm" draw:z-index="14"><draw:image xlink:href="Pictures/1000020100000780000003B662A17594B709120B.png" xlink:type="simple" xlink:show="embed" xlink:actuate="onLoad" loext:mime-type="image/png"/></draw:frame><text:soft-page-break/>gfjf</text:p>
      <text:p text:style-name="P6"><draw:frame draw:style-name="fr1" draw:name="Image16" text:anchor-type="char" svg:width="17cm" svg:height="8.41cm" draw:z-index="15"><draw:image xlink:href="Pictures/1000020100000780000003B662A17594B709120B.png" xlink:type="simple" xlink:show="embed" xlink:actuate="onLoad" loext:mime-type="image/png"/></draw:frame>gfhfdj</text:p>
      <text:p text:style-name="P7"><draw:frame draw:style-name="fr1" draw:name="Image17" text:anchor-type="char" svg:width="17cm" svg:height="8.41cm" draw:z-index="16"><draw:image xlink:href="Pictures/1000020100000780000003B6E75D4984C1F53862.png" xlink:type="simple" xlink:show="embed" xlink:actuate="onLoad" loext:mime-type="image/png"/></draw:frame><text:soft-page-break/>gvv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20:50:00.584970062</meta:creation-date>
    <meta:generator>LibreOffice/6.4.5.2$Linux_X86_64 LibreOffice_project/40$Build-2</meta:generator>
    <dc:date>2020-10-26T11:24:15.278225104</dc:date>
    <meta:editing-duration>PT17H6M29S</meta:editing-duration>
    <meta:editing-cycles>4</meta:editing-cycles>
    <meta:document-statistic meta:table-count="0" meta:image-count="17" meta:object-count="0" meta:page-count="9" meta:paragraph-count="17" meta:word-count="17" meta:character-count="55" meta:non-whitespace-character-count="55"/>
  </office:meta>
</office:document-meta>
</file>